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7" style:family="text">
      <style:text-properties fo:color="#221e1f" loext:opacity="100%" fo:font-size="9pt" fo:letter-spacing="-0.002cm" fo:language="es" fo:country="ES" style:font-size-asian="9pt" style:text-scale="105%"/>
    </style:style>
    <style:style style:name="T8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9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3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5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6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7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fo:font-size="7pt" fo:language="es" fo:country="ES" style:font-size-asian="6.09999990463257pt" style:font-size-complex="7pt"/>
    </style:style>
    <style:style style:name="T40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1" style:family="text">
      <style:text-properties fo:font-size="7.5pt" fo:letter-spacing="-0.004cm" fo:font-style="italic" style:font-size-asian="7.5pt" style:font-style-asian="italic"/>
    </style:style>
    <style:style style:name="T42" style:family="text">
      <style:text-properties fo:font-size="7.5pt" fo:letter-spacing="-0.004cm" fo:font-style="italic" officeooo:rsid="004327e9" style:font-size-asian="7.5pt" style:font-style-asian="italic"/>
    </style:style>
    <style:style style:name="T43" style:family="text">
      <style:text-properties fo:font-size="7.5pt" fo:letter-spacing="-0.004cm" fo:font-style="italic" officeooo:rsid="004036b1" style:font-size-asian="7.5pt" style:font-style-asian="italic"/>
    </style:style>
    <style:style style:name="T44" style:family="text">
      <style:text-properties fo:font-size="7.5pt" fo:letter-spacing="-0.004cm" fo:font-style="italic" officeooo:rsid="001e4335" style:font-size-asian="7.5pt" style:font-style-asian="italic"/>
    </style:style>
    <style:style style:name="T45" style:family="text">
      <style:text-properties fo:font-size="7.5pt" fo:letter-spacing="-0.004cm" fo:font-style="italic" officeooo:rsid="00444da6" style:font-size-asian="7.5pt" style:font-style-asian="italic"/>
    </style:style>
    <style:style style:name="T46" style:family="text">
      <style:text-properties fo:font-size="7.5pt" fo:letter-spacing="-0.004cm" style:font-size-asian="7.5pt"/>
    </style:style>
    <style:style style:name="T47" style:family="text">
      <style:text-properties fo:font-size="7.5pt" fo:letter-spacing="-0.004cm" officeooo:rsid="002df1fe" style:font-size-asian="7.5pt"/>
    </style:style>
    <style:style style:name="T48" style:family="text">
      <style:text-properties fo:font-size="7.5pt" fo:letter-spacing="-0.004cm" fo:font-style="normal" style:font-size-asian="7.5pt" style:font-style-asian="normal" style:font-style-complex="normal"/>
    </style:style>
    <style:style style:name="T49" style:family="text">
      <style:text-properties fo:font-size="7.5pt" fo:letter-spacing="-0.005cm" style:font-size-asian="7.5pt"/>
    </style:style>
    <style:style style:name="T50" style:family="text">
      <style:text-properties fo:font-size="7.5pt" fo:letter-spacing="-0.005cm" fo:font-style="normal" style:font-size-asian="7.5pt" style:font-style-asian="normal" style:font-style-complex="normal"/>
    </style:style>
    <style:style style:name="T51" style:family="text">
      <style:text-properties fo:font-size="7.5pt" style:font-size-asian="7.5pt"/>
    </style:style>
    <style:style style:name="T52" style:family="text">
      <style:text-properties fo:font-size="7.5pt" fo:letter-spacing="-0.007cm" style:font-size-asian="7.5pt"/>
    </style:style>
    <style:style style:name="T53" style:family="text">
      <style:text-properties fo:font-size="7.5pt" fo:letter-spacing="-0.009cm" style:font-size-asian="7.5pt"/>
    </style:style>
    <style:style style:name="T54" style:family="text">
      <style:text-properties fo:font-size="7.5pt" fo:font-style="normal" style:font-size-asian="7.5pt" style:font-style-asian="normal" style:font-style-complex="normal"/>
    </style:style>
    <style:style style:name="T55" style:family="text">
      <style:text-properties fo:font-size="7.5pt" fo:font-style="normal" officeooo:rsid="001c27d9" style:font-size-asian="7.5pt" style:font-style-asian="normal" style:font-style-complex="normal"/>
    </style:style>
    <style:style style:name="T56" style:family="text">
      <style:text-properties fo:font-size="7.5pt" fo:language="es" fo:country="ES" fo:font-style="normal" style:font-size-asian="7.5pt" style:font-style-asian="normal" style:font-style-complex="normal"/>
    </style:style>
    <style:style style:name="T57" style:family="text">
      <style:text-properties style:text-position="sub 58%"/>
    </style:style>
    <style:style style:name="T58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59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0" style:family="text">
      <style:text-properties style:text-position="sub 58%" officeooo:rsid="001f40b3"/>
    </style:style>
    <style:style style:name="T61" style:family="text">
      <style:text-properties style:text-position="sub 58%" officeooo:rsid="002df1fe"/>
    </style:style>
    <style:style style:name="T62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3" style:family="text">
      <style:text-properties fo:font-size="6pt" style:font-size-asian="6pt"/>
    </style:style>
    <style:style style:name="T64" style:family="text">
      <style:text-properties fo:font-size="6pt" officeooo:rsid="00531b7f" style:font-size-asian="6pt"/>
    </style:style>
    <style:style style:name="T65" style:family="text">
      <style:text-properties fo:font-size="6pt" fo:letter-spacing="-0.012cm" style:font-size-asian="6pt"/>
    </style:style>
    <style:style style:name="T66" style:family="text">
      <style:text-properties fo:font-size="6pt" fo:letter-spacing="-0.012cm" officeooo:rsid="001a92c4" style:font-size-asian="6pt"/>
    </style:style>
    <style:style style:name="T67" style:family="text">
      <style:text-properties fo:font-size="6pt" fo:letter-spacing="-0.007cm" fo:font-style="italic" style:font-size-asian="6pt" style:font-style-asian="italic"/>
    </style:style>
    <style:style style:name="T68" style:family="text">
      <style:text-properties fo:font-size="6pt" fo:letter-spacing="-0.009cm" style:font-size-asian="6pt"/>
    </style:style>
    <style:style style:name="T69" style:family="text">
      <style:text-properties fo:font-size="6pt" fo:letter-spacing="-0.009cm" fo:font-style="italic" style:font-size-asian="6pt" style:font-style-asian="italic"/>
    </style:style>
    <style:style style:name="T70" style:family="text">
      <style:text-properties fo:font-size="6pt" fo:font-style="italic" style:font-size-asian="6pt" style:font-style-asian="italic"/>
    </style:style>
    <style:style style:name="T71" style:family="text">
      <style:text-properties fo:font-size="6pt" fo:letter-spacing="-0.004cm" fo:font-style="italic" style:font-size-asian="6pt" style:font-style-asian="italic"/>
    </style:style>
    <style:style style:name="T72" style:family="text">
      <style:text-properties fo:font-size="6pt" fo:letter-spacing="-0.011cm" fo:font-style="italic" style:font-size-asian="6pt" style:font-style-asian="italic"/>
    </style:style>
    <style:style style:name="T73" style:family="text">
      <style:text-properties fo:letter-spacing="-0.005cm"/>
    </style:style>
    <style:style style:name="T74" style:family="text">
      <style:text-properties fo:letter-spacing="-0.004cm"/>
    </style:style>
    <style:style style:name="T75" style:family="text">
      <style:text-properties fo:letter-spacing="-0.007cm"/>
    </style:style>
    <style:style style:name="T76" style:family="text">
      <style:text-properties fo:letter-spacing="-0.002cm"/>
    </style:style>
    <style:style style:name="T77" style:family="text">
      <style:text-properties officeooo:rsid="001a92c4"/>
    </style:style>
    <style:style style:name="T78" style:family="text">
      <style:text-properties fo:letter-spacing="0.055cm"/>
    </style:style>
    <style:style style:name="T79" style:family="text">
      <style:text-properties officeooo:rsid="002df1fe"/>
    </style:style>
    <style:style style:name="T80" style:family="text">
      <style:text-properties officeooo:rsid="002df1fe" style:font-name-asian="Arial2" style:font-name-complex="Arial2"/>
    </style:style>
    <style:style style:name="T81" style:family="text">
      <style:text-properties officeooo:rsid="002fb10f" style:font-name-asian="Arial2" style:font-name-complex="Arial2"/>
    </style:style>
    <style:style style:name="T82" style:family="text">
      <style:text-properties officeooo:rsid="004c4f2e"/>
    </style:style>
    <style:style style:name="T83" style:family="text">
      <style:text-properties officeooo:rsid="004be477"/>
    </style:style>
    <style:style style:name="T84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 Inglés técnico I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3 - Lenguajes de Marcas"/>
            <form:item form:label="0483 - Sistemas Informáticos "/>
            <form:item form:label="0484 - Bases de Datos"/>
            <form:item form:label="0485 - Programación"/>
            <form:item form:label="0487 - Entornos de Desarrollo"/>
            <form:item form:label="1709 - Itinerario Personal para la Empleabilidad I"/>
            <form:item form:label="0179 - Inglés Profesional GS"/>
            <form:item form:label="0612 - Desarrollo Web Entorno Cliente"/>
            <form:item form:label="0613 - Desarrollo Web Entorno Servidor"/>
            <form:item form:label="0614 - Despliegue de Aplicaciones Web"/>
            <form:item form:label="0615 - Diseño de Interfaces Web"/>
            <form:item form:label="0618 - Empresa e Iniciativa Emprendedora"/>
            <form:item form:label="CV0004 - Inglés técnico II"/>
            <form:item form:label="0617 - Formación y Orientación Laboral (a  extinguir)"/>
            <form:item form:label="CV0003 - Inglés técnico I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2">por estudios</text:span> <text:span text:style-name="T82">en</text:span> <text:span text:style-name="T83">F</text:span>ormación <text:span text:style-name="T83">P</text:span>rofesional</text:p>
      <text:p text:style-name="P3"><text:span text:style-name="Fuente_20_de_20_párrafo_20_predeter."><text:span text:style-name="T40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4">(1)</text:span></text:span><text:span text:style-name="Fuente_20_de_20_párrafo_20_predeter."><text:span text:style-name="T34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34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7"/></text:span></text:p>
      <text:p text:style-name="P43"><text:span text:style-name="Fuente_20_de_20_párrafo_20_predeter."><text:span text:style-name="T7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7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DESARROLLO DE APLICACIONES WEB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1"><draw:control text:anchor-type="as-char" draw:z-index="9" draw:name="Control 39" draw:style-name="gr3" draw:text-style-name="P51" svg:width="0.249cm" svg:height="0.251cm" draw:control="control8"/></text:span><text:span text:style-name="T51"><text:s text:c="3"/></text:span><text:span text:style-name="T54">Tener</text:span><text:span text:style-name="T48"> </text:span><text:span text:style-name="T54">superados</text:span><text:span text:style-name="T48"> </text:span><text:span text:style-name="T54">módulos</text:span><text:span text:style-name="T48"> </text:span><text:span text:style-name="T54">profesionales</text:span><text:span text:style-name="T50"> </text:span><text:span text:style-name="T54">de</text:span><text:span text:style-name="T50"> </text:span><text:span text:style-name="T54">títulos</text:span><text:span text:style-name="T48"> </text:span><text:span text:style-name="T54">de</text:span><text:span text:style-name="T50"> </text:span><text:span text:style-name="T54">Formación</text:span><text:span text:style-name="T48"> </text:span><text:span text:style-name="T54">Profesional</text:span><text:span text:style-name="T48"> </text:span><text:span text:style-name="T54">del</text:span><text:span text:style-name="T50"> </text:span><text:span text:style-name="T54">catálogo</text:span><text:span text:style-name="T48"> </text:span><text:span text:style-name="T54">de</text:span><text:span text:style-name="T50"> </text:span><text:span text:style-name="T54">la</text:span><text:span text:style-name="T50"> </text:span><text:span text:style-name="T54">LOGSE/</text:span><text:span text:style-name="T55">LOE</text:span><text:span text:style-name="T48"> </text:span><text:span text:style-name="T54">o</text:span><text:span text:style-name="T50"> </text:span><text:span text:style-name="T54">bien</text:span><text:span text:style-name="T50"> </text:span><text:span text:style-name="T54">estar</text:span><text:span text:style-name="T50"> </text:span><text:span text:style-name="T54">en</text:span><text:span text:style-name="T50"> </text:span><text:span text:style-name="T54">posesión</text:span><text:span text:style-name="T50"> </text:span><text:span text:style-name="T54">de</text:span><text:span text:style-name="T50"> </text:span><text:span text:style-name="T54">un</text:span><text:span text:style-name="T50"> </text:span><text:span text:style-name="T54">título LOGSE/</text:span><text:span text:style-name="T55">LOE</text:span><text:span text:style-name="T54">, cuya convalidación está definida en las normas que regulan los títulos de Formación Profesional del catálogo de la L</text:span><text:span text:style-name="T55">FP</text:span><text:span text:style-name="T54">.</text:span></text:p>
      <text:p text:style-name="P28"><text:span text:style-name="T51"><draw:control text:anchor-type="as-char" draw:z-index="10" draw:name="Control 41" draw:style-name="gr3" draw:text-style-name="P51" svg:width="0.249cm" svg:height="0.251cm" draw:control="control9"/></text:span><text:span text:style-name="T51"><text:s text:c="3"/>Tener</text:span><text:span text:style-name="T53"> </text:span><text:span text:style-name="T51">superados</text:span><text:span text:style-name="T46"> </text:span><text:span text:style-name="T51">módulos</text:span><text:span text:style-name="T46"> </text:span><text:span text:style-name="T51">profesionales</text:span><text:span text:style-name="T49"> </text:span><text:span text:style-name="T51">de</text:span><text:span text:style-name="T52"> </text:span><text:span text:style-name="T51">diversos</text:span><text:span text:style-name="T49"> </text:span><text:span text:style-name="T51">títulos</text:span><text:span text:style-name="T46"> </text:span><text:span text:style-name="T51">Formación</text:span><text:span text:style-name="T46"> </text:span><text:span text:style-name="T51">Profesional</text:span><text:span text:style-name="T46"> Básica.</text:span></text:p>
      <text:p text:style-name="P29"><text:span text:style-name="T46"><draw:control text:anchor-type="as-char" draw:z-index="51" draw:name="Control 37" draw:style-name="gr3" draw:text-style-name="P51" svg:width="0.249cm" svg:height="0.251cm" draw:control="control52"/></text:span><text:span text:style-name="T46"><text:s text:c="3"/></text:span><text:span text:style-name="T47">T</text:span><text:span text:style-name="T46">ener</text:span><text:span text:style-name="T53"> </text:span><text:span text:style-name="T46">superados </text:span><text:span text:style-name="T47">estudios <text:s/>que acrediten competencias</text:span><text:span text:style-name="T46"> profesionales.</text:span></text:p>
      <text:p text:style-name="P31"><text:span text:style-name="T56"><draw:control text:anchor-type="as-char" draw:z-index="11" draw:name="Control 43" draw:style-name="gr3" draw:text-style-name="P51" svg:width="0.249cm" svg:height="0.251cm" draw:control="control10"/></text:span><text:span text:style-name="T56"><text:s text:c="3"/></text:span><text:span text:style-name="Fuente_20_de_20_párrafo_20_predeter."><text:span text:style-name="T8">Tener</text:span></text:span><text:span text:style-name="Fuente_20_de_20_párrafo_20_predeter."><text:span text:style-name="T9"> </text:span></text:span><text:span text:style-name="Fuente_20_de_20_párrafo_20_predeter."><text:span text:style-name="T8">superados</text:span></text:span><text:span text:style-name="Fuente_20_de_20_párrafo_20_predeter."><text:span text:style-name="T9"> </text:span></text:span><text:span text:style-name="Fuente_20_de_20_párrafo_20_predeter."><text:span text:style-name="T8">otros</text:span></text:span><text:span text:style-name="Fuente_20_de_20_párrafo_20_predeter."><text:span text:style-name="T10"> </text:span></text:span><text:span text:style-name="Fuente_20_de_20_párrafo_20_predeter."><text:span text:style-name="T8">estudios</text:span></text:span><text:span text:style-name="Fuente_20_de_20_párrafo_20_predeter."><text:span text:style-name="T10"> </text:span></text:span><text:span text:style-name="Fuente_20_de_20_párrafo_20_predeter."><text:span text:style-name="T8">reglados</text:span></text:span><text:span text:style-name="Fuente_20_de_20_párrafo_20_predeter."><text:span text:style-name="T9"> </text:span></text:span><text:span text:style-name="Fuente_20_de_20_párrafo_20_predeter."><text:span text:style-name="T8">(indíquese</text:span></text:span><text:span text:style-name="Fuente_20_de_20_párrafo_20_predeter."><text:span text:style-name="T11"> </text:span></text:span><text:span text:style-name="Fuente_20_de_20_párrafo_20_predeter."><text:span text:style-name="T9">cuáles): <text:s/></text:span></text:span><text:span text:style-name="T9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1"><text:s text:c="14"/></text:span><text:span text:style-name="T43">Módulo</text:span><text:span text:style-name="T41"> <text:s text:c="26"/></text:span><text:span text:style-name="T44">AA </text:span><text:span text:style-name="T45">o</text:span><text:span text:style-name="T43"> </text:span><text:span text:style-name="T44">CO</text:span><text:span text:style-name="T58">(</text:span><text:span text:style-name="T59">3</text:span><text:span text:style-name="T58">)</text:span><text:span text:style-name="T44"> <text:s text:c="11"/></text:span><text:span text:style-name="T42"><text:s text:c="9"/></text:span><text:span text:style-name="T43">Módulo</text:span><text:span text:style-name="T44"> <text:s text:c="16"/>AA </text:span><text:span text:style-name="T45">o</text:span><text:span text:style-name="T44"> CO</text:span><text:span text:style-name="T58">(</text:span><text:span text:style-name="T59">3</text:span><text:span text:style-name="T58">)</text:span><text:span text:style-name="T44"> <text:s text:c="17"/></text:span><text:span text:style-name="T43">Módulo</text:span><text:span text:style-name="T44"> <text:s text:c="20"/>AA </text:span><text:span text:style-name="T45">o</text:span><text:span text:style-name="T44"> CO</text:span><text:span text:style-name="T58">(</text:span><text:span text:style-name="T59">3</text:span><text:span text:style-name="T58">)</text:span><text:span text:style-name="T44"> <text:s text:c="12"/></text:span><text:span text:style-name="T42"><text:s text:c="4"/></text:span><text:span text:style-name="T43">Módulo <text:s text:c="15"/></text:span><text:span text:style-name="T44"><text:s text:c="6"/>AA </text:span><text:span text:style-name="T45">o </text:span><text:span text:style-name="T44">CO</text:span><text:span text:style-name="T58">(</text:span><text:span text:style-name="T59">3</text:span><text:span text:style-name="T58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9"/></text:span></text:p>
      <text:p text:style-name="P32">A<text:span text:style-name="T73"> </text:span>tal<text:span text:style-name="T74"> </text:span>efecto<text:span text:style-name="T75"> </text:span>presenta<text:span text:style-name="T75"> </text:span>la<text:span text:style-name="T75"> </text:span>siguiente<text:span text:style-name="T74"> documentación:</text:span></text:p>
      <text:p text:style-name="P34"><text:span text:style-name="T78"><draw:control text:anchor-type="as-char" draw:z-index="31" draw:name="Control 35" draw:style-name="gr3" draw:text-style-name="P51" svg:width="0.249cm" svg:height="0.251cm" draw:control="control30"/></text:span><text:span text:style-name="T78"><text:s/></text:span>Fotocopia<text:span text:style-name="T76"> </text:span>del<text:span text:style-name="T74"> </text:span>documento<text:span text:style-name="T74"> </text:span>de<text:span text:style-name="T74"> </text:span>identificación<text:span text:style-name="T74"> </text:span>(nacional<text:span text:style-name="T76"> </text:span>o<text:span text:style-name="T74"> </text:span>extranjero). <text:span text:style-name="T84">N</text:span>o <text:span text:style-name="T84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7">C</text:span>ertificación<text:span text:style-name="T74"> </text:span>académica<text:span text:style-name="T73"> </text:span>oficial<text:span text:style-name="T73"> </text:span>(original<text:span text:style-name="T74"> </text:span>o<text:span text:style-name="T73"> </text:span>fotocopia<text:span text:style-name="T74"> </text:span>compulsada)<text:span text:style-name="T74"> </text:span>en<text:span text:style-name="T73"> </text:span>la<text:span text:style-name="T73"> </text:span>que<text:span text:style-name="T73"> </text:span>consten<text:span text:style-name="T74"> </text:span>los<text:span text:style-name="T73"> </text:span>módulos<text:span text:style-name="T74"> </text:span>profesionales<text:span text:style-name="T73"> </text:span>cursados,<text:span text:style-name="T74"> </text:span>la<text:span text:style-name="T73"> </text:span>convocatoria<text:span text:style-name="T74"> </text:span>en<text:span text:style-name="T73"> </text:span>la<text:span text:style-name="T73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79">Certificaci</text:span><text:span text:style-name="T80">ón </text:span><text:span text:style-name="T81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7">(</text:span><text:span text:style-name="T60">4</text:span><text:span text:style-name="T57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79">Otros</text:span><text:span text:style-name="T61">(5)</text:span><text:span text:style-name="T79">: </text:span><text:span text:style-name="T79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5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5"><text:s text:c="2"/></text:span></text:span><text:span text:style-name="Fuente_20_de_20_párrafo_20_predeter."><text:span text:style-name="T36">Autorizo al Centro Específico de Educación a Distancia de </text:span></text:span><text:span text:style-name="Fuente_20_de_20_párrafo_20_predeter."><text:span text:style-name="T37">la Comunidad </text:span></text:span><text:span text:style-name="Fuente_20_de_20_párrafo_20_predeter."><text:span text:style-name="T36">Valenci</text:span></text:span><text:span text:style-name="Fuente_20_de_20_párrafo_20_predeter."><text:span text:style-name="T37">an</text:span></text:span><text:span text:style-name="Fuente_20_de_20_párrafo_20_predeter."><text:span text:style-name="T36">a para la obtención del certificado académico </text:span></text:span><text:span text:style-name="Fuente_20_de_20_párrafo_20_predeter."><text:span text:style-name="T38">de los estudios <text:s text:c="13"/>realizados en ese Centro</text:span></text:span><text:span text:style-name="Fuente_20_de_20_párrafo_20_predeter."><text:span text:style-name="T36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1"><text:span text:style-name="Fuente_20_de_20_párrafo_20_predeter."><text:span text:style-name="T17"/></text:span></text:p>
      <text:p text:style-name="P21"><text:span text:style-name="Fuente_20_de_20_párrafo_20_predeter."><text:span text:style-name="T15"><text:s/></text:span></text:span><text:span text:style-name="Fuente_20_de_20_párrafo_20_predeter."><text:span text:style-name="T36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4">(1) </text:span><text:span text:style-name="T63">NIA:</text:span><text:span text:style-name="T65"> </text:span><text:span text:style-name="T66">N</text:span><text:span text:style-name="T70">úmero</text:span><text:span text:style-name="T67"> </text:span><text:span text:style-name="T70">de</text:span><text:span text:style-name="T69"> </text:span><text:span text:style-name="T70">identificación</text:span><text:span text:style-name="T69"> </text:span><text:span text:style-name="T70">del</text:span><text:span text:style-name="T69"> </text:span><text:span text:style-name="T71">alumno/a</text:span></text:p>
      <text:p text:style-name="P39"><text:span text:style-name="T64">(2) </text:span><text:span text:style-name="T63">DNI</text:span><text:span text:style-name="T68"> </text:span><text:span text:style-name="T63">/ NIE:</text:span><text:span text:style-name="T68"> </text:span><text:span text:style-name="T70">Documento</text:span><text:span text:style-name="T67"> </text:span><text:span text:style-name="T70">nacional</text:span><text:span text:style-name="T69"> </text:span><text:span text:style-name="T70">de</text:span><text:span text:style-name="T69"> </text:span><text:span text:style-name="T70">identidad</text:span><text:span text:style-name="T72"> </text:span><text:span text:style-name="T70">–</text:span><text:span text:style-name="T67"> </text:span><text:span text:style-name="T70">Número</text:span><text:span text:style-name="T67"> </text:span><text:span text:style-name="T70">de</text:span><text:span text:style-name="T69"> </text:span><text:span text:style-name="T70">identificación</text:span><text:span text:style-name="T69"> </text:span><text:span text:style-name="T70">de</text:span><text:span text:style-name="T72"> </text:span><text:span text:style-name="T70">extranjeros</text:span><text:span text:style-name="T69"> </text:span><text:span text:style-name="T70">o</text:span><text:span text:style-name="T69"> </text:span><text:span text:style-name="T70">documento</text:span><text:span text:style-name="T69"> </text:span><text:span text:style-name="T70">legalmente</text:span><text:span text:style-name="T69"> </text:span><text:span text:style-name="T71">establecido</text:span></text:p>
      <text:p text:style-name="P40"><text:span text:style-name="T62">(3) </text:span><text:span text:style-name="Fuente_20_de_20_párrafo_20_predeter."><text:span text:style-name="T22">CO:</text:span></text:span><text:span text:style-name="Fuente_20_de_20_párrafo_20_predeter."><text:span text:style-name="T18"> Convalidación / </text:span></text:span><text:span text:style-name="Fuente_20_de_20_párrafo_20_predeter."><text:span text:style-name="T22">AA:</text:span></text:span><text:span text:style-name="Fuente_20_de_20_párrafo_20_predeter."><text:span text:style-name="T18"> Aprobado con an</text:span></text:span><text:span text:style-name="Fuente_20_de_20_párrafo_20_predeter."><text:span text:style-name="T19">t</text:span></text:span><text:span text:style-name="Fuente_20_de_20_párrafo_20_predeter."><text:span text:style-name="T18">eriorida</text:span></text:span><text:span text:style-name="Fuente_20_de_20_párrafo_20_predeter."><text:span text:style-name="T20">d</text:span></text:span><text:span text:style-name="Fuente_20_de_20_párrafo_20_predeter."><text:span text:style-name="T24">.</text:span></text:span></text:p>
      <text:p text:style-name="P41"><text:span text:style-name="Fuente_20_de_20_párrafo_20_predeter."><text:span text:style-name="T25">(</text:span></text:span><text:span text:style-name="Fuente_20_de_20_párrafo_20_predeter."><text:span text:style-name="T22">4) O</text:span></text:span><text:span text:style-name="Fuente_20_de_20_párrafo_20_predeter."><text:span text:style-name="T31"> </text:span></text:span><text:span text:style-name="Fuente_20_de_20_párrafo_20_predeter."><text:span text:style-name="T22">fotocopia</text:span></text:span><text:span text:style-name="Fuente_20_de_20_párrafo_20_predeter."><text:span text:style-name="T33"> </text:span></text:span><text:span text:style-name="Fuente_20_de_20_párrafo_20_predeter."><text:span text:style-name="T22">del antiguo </text:span></text:span><text:span text:style-name="Fuente_20_de_20_párrafo_20_predeter."><text:span text:style-name="T21">Libro</text:span></text:span><text:span text:style-name="Fuente_20_de_20_párrafo_20_predeter."><text:span text:style-name="T32"> </text:span></text:span><text:span text:style-name="Fuente_20_de_20_párrafo_20_predeter."><text:span text:style-name="T21">de Calificaciones</text:span></text:span><text:span text:style-name="Fuente_20_de_20_párrafo_20_predeter."><text:span text:style-name="T32"> </text:span></text:span><text:span text:style-name="Fuente_20_de_20_párrafo_20_predeter."><text:span text:style-name="T21">de Formación</text:span></text:span><text:span text:style-name="Fuente_20_de_20_párrafo_20_predeter."><text:span text:style-name="T32"> </text:span></text:span><text:span text:style-name="Fuente_20_de_20_párrafo_20_predeter."><text:span text:style-name="T21">Profesional</text:span></text:span><text:span text:style-name="Fuente_20_de_20_párrafo_20_predeter."><text:span text:style-name="T22">.</text:span></text:span></text:p>
      <text:p text:style-name="P42"><text:span text:style-name="Fuente_20_de_20_párrafo_20_predeter."><text:span text:style-name="T25">(</text:span></text:span><text:span text:style-name="Fuente_20_de_20_párrafo_20_predeter."><text:span text:style-name="T26">5</text:span></text:span><text:span text:style-name="Fuente_20_de_20_párrafo_20_predeter."><text:span text:style-name="T22">) </text:span></text:span><text:span text:style-name="Fuente_20_de_20_párrafo_20_predeter."><text:span text:style-name="T26">Indique cualquier otra doc</text:span></text:span><text:span text:style-name="Fuente_20_de_20_párrafo_20_predeter."><text:span text:style-name="T27">u</text:span></text:span><text:span text:style-name="Fuente_20_de_20_párrafo_20_predeter."><text:span text:style-name="T26">mentación aportada</text:span></text:span><text:span text:style-name="Fuente_20_de_20_párrafo_20_predeter."><text:span text:style-name="T22">.</text:span></text:span></text:p>
      <text:p text:style-name="P23"><text:span text:style-name="Fuente_20_de_20_párrafo_20_predeter."><text:span text:style-name="T23">(</text:span></text:span><text:span text:style-name="Fuente_20_de_20_párrafo_20_predeter."><text:span text:style-name="T26">6</text:span></text:span><text:span text:style-name="Fuente_20_de_20_párrafo_20_predeter."><text:span text:style-name="T23">) </text:span></text:span><text:span text:style-name="Fuente_20_de_20_párrafo_20_predeter."><text:span text:style-name="T25">Sólo estudios realizados en el CEEDCV. Indicar c</text:span></text:span><text:span text:style-name="Fuente_20_de_20_párrafo_20_predeter."><text:span text:style-name="T22">iclo y año de finalización del mismo </text:span></text:span><text:span text:style-name="Fuente_20_de_20_párrafo_20_predeter."><text:span text:style-name="T23">separados por </text:span></text:span><text:span text:style-name="Fuente_20_de_20_párrafo_20_predeter."><text:span text:style-name="T29">barra. Si hay varios sep</text:span></text:span><text:span text:style-name="Fuente_20_de_20_párrafo_20_predeter."><text:span text:style-name="T30">a</text:span></text:span><text:span text:style-name="Fuente_20_de_20_párrafo_20_predeter."><text:span text:style-name="T29">rarlos con </text:span></text:span><text:span text:style-name="Fuente_20_de_20_párrafo_20_predeter."><text:span text:style-name="T23">coma </text:span></text:span><text:span text:style-name="Fuente_20_de_20_párrafo_20_predeter."><text:span text:style-name="T29">(por ejemplo: DAW/22, GIAT/24)</text:span></text:span><text:span text:style-name="Fuente_20_de_20_párrafo_20_predeter."><text:span text:style-name="T23">.</text:span></text:span></text:p>
      <text:p text:style-name="P24"><text:span text:style-name="Fuente_20_de_20_párrafo_20_predeter."><text:span text:style-name="T23"/></text:span></text:p>
      <text:p text:style-name="P24"><text:span text:style-name="Fuente_20_de_20_párrafo_20_predeter."><text:span text:style-name="T23"/></text:span></text:p>
      <text:p text:style-name="P25"><text:span text:style-name="Fuente_20_de_20_párrafo_20_predeter."><text:span text:style-name="T23"><text:tab/></text:span></text:span><text:span text:style-name="Fuente_20_de_20_párrafo_20_predeter."><text:span text:style-name="T23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3">, </text:span></text:span><text:span text:style-name="Fuente_20_de_20_párrafo_20_predeter."><text:span text:style-name="T23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3"><text:s/></text:span></text:span><text:span text:style-name="Fuente_20_de_20_párrafo_20_predeter."><text:span text:style-name="T28">de </text:span></text:span><text:span text:style-name="Fuente_20_de_20_párrafo_20_predeter."><text:span text:style-name="T28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8"><text:s/>de </text:span></text:span><text:span text:style-name="Fuente_20_de_20_párrafo_20_predeter."><text:span text:style-name="T28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5"><text:span text:style-name="Fuente_20_de_20_párrafo_20_predeter."><text:span text:style-name="T28"/></text:span></text:p>
      <text:p text:style-name="P26"><text:span text:style-name="Fuente_20_de_20_párrafo_20_predeter."><text:span text:style-name="T28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48</meta:editing-cycles>
    <meta:editing-duration>P5DT6H19M3S</meta:editing-duration>
    <dc:date>2024-07-18T21:50:36.075973939</dc:date>
    <meta:document-statistic meta:table-count="0" meta:image-count="0" meta:object-count="0" meta:page-count="1" meta:paragraph-count="44" meta:word-count="333" meta:character-count="2747" meta:non-whitespace-character-count="2122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